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ext_20_body">
      <style:text-properties style:font-name="Cambria" style:font-name-asian="Times New Roman3" style:font-name-complex="Times New Roman3"/>
    </style:style>
    <style:style style:name="P6" style:family="paragraph" style:parent-style-name="Text_20_body">
      <style:text-properties style:font-name="Cambria" fo:language="en" fo:country="US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Text_20_body" style:list-style-name="L1">
      <style:text-properties style:font-name="Cambria"/>
    </style:style>
    <style:style style:name="P11" style:family="paragraph" style:parent-style-name="Text_20_body" style:list-style-name="L2"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-asian="Times New Roman3" style:font-name-complex="Times New Roman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name-asian="Times New Roman3" style:font-weight-asian="normal" style:font-name-complex="Times New Roman3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name-asian="Times New Roman3" style:font-weight-asian="normal" style:font-name-complex="Times New Roman3" style:font-weight-complex="normal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9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name-asian="Times New Roman3" style:font-weight-asian="bold" style:font-name-complex="Times New Roman3" style:font-weight-complex="bold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language="ru" fo:country="RU" fo:font-weight="normal" style:font-name-asian="Times New Roman3" style:font-weight-asian="normal" style:font-name-complex="Times New Roman3" style:font-weight-complex="normal"/>
    </style:style>
    <style:style style:name="T16" style:family="text">
      <style:text-properties fo:language="ru" fo:country="RU" fo:font-weight="normal" style:font-weight-asian="normal" style:font-weight-complex="normal"/>
    </style:style>
    <style:style style:name="T17" style:family="text">
      <style:text-properties fo:language="ru" fo:country="RU" fo:font-style="italic" style:font-style-asian="italic" style:font-style-complex="italic"/>
    </style:style>
    <style:style style:name="T18" style:family="text">
      <style:text-properties fo:language="ru" fo:country="RU" fo:font-style="normal" style:font-style-asian="normal" style:font-style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fo:font-weight="normal" style:font-name-asian="Times New Roman3" style:font-style-asian="italic" style:font-weight-asian="normal" style:font-name-complex="Times New Roman3" style:font-style-complex="italic" style:font-weight-complex="normal"/>
    </style:style>
    <style:style style:name="T21" style:family="text">
      <style:text-properties fo:font-size="14pt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22" style:family="text">
      <style:text-properties fo:font-size="14pt" fo:language="en" fo:country="US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T23" style:family="text">
      <style:text-properties fo:font-size="14pt" fo:language="ru" fo:country="RU" fo:font-weight="normal" style:font-name-asian="Times New Roman3" style:font-size-asian="14pt" style:font-weight-asian="normal" style:font-name-complex="Times New Roman3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0102.png" xlink:type="simple" xlink:show="embed" xlink:actuate="onLoad"/></draw:frame></text:p>
          </table:table-cell>
          <table:table-cell table:style-name="Table1.B1" office:value-type="string">
            <text:h text:style-name="P7" text:outline-level="1">Перемножение элементов вектора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3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671cm" svg:height="1.769cm" draw:z-index="1"><draw:image xlink:href="../images/010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</text:span><text:span text:style-name="T3">реализует перемножение всех элементов </text:span><text:span text:style-name="T15">всех </text:span><text:span text:style-name="T3">векторов входов. Выход</text:span><text:span text:style-name="T15">ной сигнал</text:span><text:span text:style-name="T3"> – </text:span><text:span text:style-name="T20">скалярная</text:span><text:span text:style-name="T3"> величина:</text:span></text:p>
            <text:p text:style-name="P4"><text:span text:style-name="T3"><draw:frame draw:style-name="fr3" draw:name="Object1" text:anchor-type="as-char" svg:width="10.876cm" svg:height="1.378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">,</text:span></text:p>
            <text:p text:style-name="P2"><text:span text:style-name="T3">где</text:span><text:span text:style-name="T3"><draw:frame draw:style-name="fr3" draw:name="Object2" text:anchor-type="as-char" svg:width="3.445cm" svg:height="0.621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– элементы векторов входных сигналов блоков </text:span><text:span text:style-name="T6">(</text:span><text:span text:style-name="T3">элементы векторов </text:span><text:span text:style-name="T3"><draw:frame draw:style-name="fr3" draw:name="Object4" text:anchor-type="as-char" svg:width="3.052cm" svg:height="0.621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 </text:span><text:span text:style-name="T15">размерность которых равна</text:span><text:span text:style-name="T3"><draw:frame draw:style-name="fr3" draw:name="Object6" text:anchor-type="as-char" svg:width="3.133cm" svg:height="0.62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">);</text:span></text:p>
            <text:p text:style-name="P2"><text:span text:style-name="T3"><draw:frame draw:style-name="fr3" draw:name="Object3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выходной сигнал блока.</text:span></text:p>
            <text:p text:style-name="P2"><text:span text:style-name="T13">Свойства</text:span>:</text:p>
            <text:list xml:id="list1142188677041583774" text:style-name="L1">
              <text:list-item>
                <text:p text:style-name="P10"><text:span text:style-name="T21">Количество входов – число</text:span><text:span text:style-name="T21"><draw:frame draw:style-name="fr3" draw:name="Object5" text:anchor-type="as-char" svg:width="0.469cm" svg:height="0.549cm" draw:z-index="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2">(</text:span><text:span text:style-name="T23">целое натуральное число</text:span><text:span text:style-name="T22">)</text:span><text:span text:style-name="T21">, указывающее сколько входных векторных сигналов поступает в блок. Число входных портов блока равно этому количеству.</text:span></text:p>
              </text:list-item>
            </text:list>
            <text:p text:style-name="P2"><text:span text:style-name="T4">Примеры</text:span> заполнения <text:span text:style-name="T1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2"><text:span text:style-name="T14">Числовое</text:span><text:span text:style-name="T12"> задание </text:span><text:span text:style-name="T12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входов</text:p>
                </table:table-cell>
                <table:table-cell table:style-name="Таблица1.B3" office:value-type="float" office:value="5">
                  <text:p text:style-name="P6">5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2"><text:span text:style-name="T2">Именованное</text:span><text:span text:style-name="T4"> задание </text:span><text:span text:style-name="T16">свойств</text:span><text:span text:style-name="T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2">Название</text:p>
                </table:table-cell>
                <table:table-cell table:style-name="Таблица1.B2" office:value-type="string">
                  <text:p text:style-name="P2">Значение</text:p>
                </table:table-cell>
              </table:table-row>
              <table:table-row>
                <table:table-cell table:style-name="Таблица1.A3" office:value-type="string">
                  <text:p text:style-name="P5">Количество входов</text:p>
                </table:table-cell>
                <table:table-cell table:style-name="Таблица1.B6" office:value-type="string">
                  <text:p text:style-name="P6">[n]</text:p>
                </table:table-cell>
              </table:table-row>
            </table:table>
            <text:p text:style-name="P2"><text:span text:style-name="T2">Примечани</text:span><text:span text:style-name="T14">я</text:span>:</text:p>
            <text:list xml:id="list3472842198890016646" text:style-name="L2">
              <text:list-item>
                <text:p text:style-name="P11"><text:span text:style-name="T12">Блок </text:span><text:span text:style-name="T14">всегда</text:span><text:span text:style-name="T12"> </text:span>формирует <text:span text:style-name="T19">скалярный</text:span> выходной сигнал. Входные сигналы могут быть как <text:span text:style-name="T19">векторными</text:span>, так и <text:span text:style-name="T19">скалярными</text:span>.</text:p>
              </text:list-item>
              <text:list-item>
                <text:p text:style-name="P12"><text:span text:style-name="T7">Именованн</text:span><text:span text:style-name="T18">ое</text:span><text:span text:style-name="T7"> свойств</text:span><text:span text:style-name="T18">о</text:span><text:span text:style-name="T7"> </text:span><text:span text:style-name="T18">может быть задано </text:span><text:span text:style-name="T7">как </text:span><text:span text:style-name="T17">локальная</text:span><text:span text:style-name="T7"> </text:span><text:span text:style-name="T18">переменная</text:span><text:span text:style-name="T7"> модели (субмодели) во вкладке </text:span><text:span text:style-name="T10">Параметры,</text:span><text:span text:style-name="T7"> как </text:span><text:span text:style-name="T17">глобальный</text:span><text:span text:style-name="T7"> сигнал проекта при </text:span><text:soft-page-break/><text:span text:style-name="T7">помощи пункта главного меню </text:span><text:span text:style-name="T17">Сервис</text:span><text:span text:style-name="T7"> </text:span><text:span text:style-name="T8">→</text:span><text:span text:style-name="T9"> </text:span><text:span text:style-name="T11">Сигналы,</text:span><text:span text:style-name="T7"> </text:span><text:span text:style-name="T18">или как </text:span><text:span text:style-name="T17">внешний</text:span><text:span text:style-name="T18"> сигнал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еремножение элементов вектора</dc:title>
    <dc:date>2014-11-29T00:28:58.40</dc:date>
    <meta:generator>OpenOffice/4.1.1$Win32 OpenOffice.org_project/411m6$Build-9775</meta:generator>
    <meta:editing-duration>PT2H24M38S</meta:editing-duration>
    <meta:editing-cycles>52</meta:editing-cycles>
    <meta:document-statistic meta:table-count="2" meta:image-count="2" meta:object-count="6" meta:page-count="2" meta:paragraph-count="26" meta:word-count="143" meta:character-count="1026"/>
  </office:meta>
</office:document-meta>
</file>

<file path=Object 1/content.xml><?xml version="1.0" encoding="utf-8"?>
<math xmlns="http://www.w3.org/1998/Math/MathML">
  <semantics>
    <mrow>
      <mi>n</mi>
    </mrow>
    <annotation encoding="StarMath 5.0">n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n>1</mn>
            </msub>
          </mrow>
        </munderover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</mrow>
      </mrow>
      <mrow>
        <mi/>
        <mo stretchy="false">×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n>2</mn>
            </msub>
          </mrow>
        </munderover>
        <mrow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</mrow>
      </mrow>
      <mrow>
        <mi/>
        <mo stretchy="false">×</mo>
        <mi/>
      </mrow>
      <mn>...</mn>
      <mrow>
        <mi/>
        <mo stretchy="false">×</mo>
        <mi/>
      </mrow>
      <mrow>
        <munderover>
          <mo stretchy="false">∏</mo>
          <mrow>
            <mrow>
              <mi>i</mi>
              <mo stretchy="false">=</mo>
              <mn>1</mn>
            </mrow>
          </mrow>
          <mrow>
            <msub>
              <mi>n</mi>
              <mi>n</mi>
            </msub>
          </mrow>
        </munderover>
        <mrow>
          <msub>
            <mi>u</mi>
            <mrow>
              <mi>n</mi>
              <mi>,</mi>
              <mi>i</mi>
            </mrow>
          </msub>
          <mrow>
            <mo stretchy="false">(</mo>
            <mrow>
              <mi>t</mi>
            </mrow>
            <mo stretchy="false">)</mo>
          </mrow>
        </mrow>
      </mrow>
    </mrow>
    <annotation encoding="StarMath 5.0">y(t) ~=~ prod from {i=1} to {n_1} {u_{1,i}(t)} ~times~ prod from {i=1} to {n_2} {u_{2,i}(t)} ~times ~...~ times~ prod from {i=1} to {n_n} {u_{n,i}(t)}</annotation>
  </semantics>
</math>
</file>

<file path=Object 3/content.xml><?xml version="1.0" encoding="utf-8"?>
<math xmlns="http://www.w3.org/1998/Math/MathML">
  <semantics>
    <mrow>
      <msub>
        <mi>u</mi>
        <mrow>
          <mn>1,</mn>
          <mi>i</mi>
        </mrow>
      </msub>
      <mrow>
        <mo stretchy="false">(</mo>
        <mrow>
          <mi>t</mi>
        </mrow>
        <mo stretchy="false">)</mo>
      </mrow>
      <mi>,</mi>
      <msub>
        <mi>u</mi>
        <mrow>
          <mn>2,</mn>
          <mi>i</mi>
        </mrow>
      </msub>
      <mrow>
        <mo stretchy="false">(</mo>
        <mrow>
          <mi>t</mi>
        </mrow>
        <mo stretchy="false">)</mo>
      </mrow>
      <mi>,</mi>
      <mn>...</mn>
    </mrow>
    <annotation encoding="StarMath 5.0">u_{1,i}(t), u_{2,i}(t), ...</annotation>
  </semantics>
</math>
</file>

<file path=Object 4/content.xml><?xml version="1.0" encoding="utf-8"?>
<math xmlns="http://www.w3.org/1998/Math/MathML">
  <semantics>
    <mrow>
      <mover accent="true">
        <msub>
          <mrow>
            <mi>u</mi>
          </mrow>
          <mrow>
            <mn>1</mn>
          </mrow>
        </msub>
        <mo stretchy="false">⃗</mo>
      </mover>
      <mrow>
        <mo stretchy="false">(</mo>
        <mrow>
          <mi>t</mi>
        </mrow>
        <mo stretchy="false">)</mo>
      </mrow>
      <mi>,</mi>
      <mover accent="true">
        <msub>
          <mrow>
            <mi>u</mi>
          </mrow>
          <mrow>
            <mn>2</mn>
          </mrow>
        </msub>
        <mo stretchy="false">⃗</mo>
      </mover>
      <mrow>
        <mo stretchy="false">(</mo>
        <mrow>
          <mi>t</mi>
        </mrow>
        <mo stretchy="false">)</mo>
      </mrow>
      <mi>,</mi>
      <mn>...</mn>
    </mrow>
    <annotation encoding="StarMath 5.0">vec{u}_{1}(t), vec{u}_{2}(t), ...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sub>
        <mi>n</mi>
        <mn>1</mn>
      </msub>
      <mi>,</mi>
      <mi/>
      <msub>
        <mi>n</mi>
        <mn>2</mn>
      </msub>
      <mi>,</mi>
      <mi/>
      <mn>...</mn>
      <mi/>
      <msub>
        <mi>n</mi>
        <mi>n</mi>
      </msub>
    </mrow>
    <annotation encoding="StarMath 5.0">n_1 , ~ n_2 , ~ ... ~ n_n</annotation>
  </semantics>
</math>
</file>